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629" officeooo:paragraph-rsid="000f0629"/>
    </style:style>
    <style:style style:name="P2" style:family="paragraph" style:parent-style-name="Standard">
      <style:text-properties officeooo:rsid="000f8897" officeooo:paragraph-rsid="000f8897"/>
    </style:style>
    <style:style style:name="P3" style:family="paragraph" style:parent-style-name="Standard">
      <style:text-properties officeooo:rsid="0014ea06" officeooo:paragraph-rsid="0014ea06"/>
    </style:style>
    <style:style style:name="T1" style:family="text">
      <style:text-properties officeooo:rsid="000f8897"/>
    </style:style>
    <style:style style:name="T2" style:family="text">
      <style:text-properties officeooo:rsid="001126c6"/>
    </style:style>
    <style:style style:name="T3" style:family="text">
      <style:text-properties officeooo:rsid="001325a9"/>
    </style:style>
    <style:style style:name="T4" style:family="text">
      <style:text-properties officeooo:rsid="0014e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iner là gì?</text:p>
      <text:p text:style-name="P1"><text:tab/>Là giải pháp để chuyển giao phần mềm 1 cách đáng tin cậy giữa các môi trường máy tính khác nhau bằng cách:</text:p>
      <text:p text:style-name="P1">- Tạo ra môi trường chứa mọi thứ mà phần mềm cần để chạy được</text:p>
      <text:p text:style-name="P1">- Không bị các yếu tố liên quan đến môi trường hệ thống làm ảnh hưởng</text:p>
      <text:p text:style-name="P1">- Ngược lại cũng k làm ảnh hưởng đến các phần của hệ thống</text:p>
      <text:p text:style-name="P1"/>
      <text:p text:style-name="P1">Ưu điểm <text:span text:style-name="T1">của Docker:</text:span></text:p>
      <text:p text:style-name="P1">- <text:span text:style-name="T1">Linh động: Triển khai ở bất kì nơi đâu do sự phụ thuộc của ứng dụng vào tầng OS cũng như cơ sở hạ tầng đc loại bỏ</text:span></text:p>
      <text:p text:style-name="P1">- <text:span text:style-name="T1">Nhanh: Do chia sẻ host nên container đc tạo ngay tức thì (khác với Vagrant - tạo môi trường ảo ở level phần cứng, nên khi khởi động mất nhiều thời gian hơn)</text:span></text:p>
      <text:p text:style-name="P1">- <text:span text:style-name="T1">Nhẹ: Container cũng sử dụng chung các images nên cũng không tốn nhiều disks</text:span></text:p>
      <text:p text:style-name="P1">- Đồng <text:span text:style-name="T1">nhất: Nhiều người cùng phát triển có môi trường phát triển như nhau tránh đc các xung đột về mặt môi trường phát triển</text:span></text:p>
      <text:p text:style-name="P1">- Đóng <text:span text:style-name="T1">gói: Có thể ẩn môi trường bao gồm cả app vào trong 1 gói đc gọi là container. Có thể test đc các container. Việc bỏ hay tạo lại rất dễ dàng</text:span></text:p>
      <text:p text:style-name="P1"/>
      <text:p text:style-name="P2">Nhược điểm:</text:p>
      <text:p text:style-name="P2">- Xét về tính an toàn:</text:p>
      <text:p text:style-name="P2">+ Do dùng chung OS nên nếu có lỗ hổng ở kernel của host OS thì sẽ ảnh hưởng đến container trong host OS</text:p>
      <text:p text:style-name="P2">+ Đối với host OS là Linux, bị chiếm quyền root sẽ dễ bị lấy dữ liệu từ host và container trong host OS</text:p>
      <text:p text:style-name="P2"/>
      <text:p text:style-name="P2">Docker <text:span text:style-name="T2">image</text:span>:</text:p>
      <text:p text:style-name="P2">- <text:span text:style-name="T2">Là nền tảng của container (giống như khung xương định hình container), nó sẽ tạo container khi thực hiện câu lệnh chạy image đó.</text:span></text:p>
      <text:p text:style-name="P2">- Image <text:span text:style-name="T3">không phải 1 file vật lý mà nó chỉ được chứa trong Docker</text:span></text:p>
      <text:p text:style-name="P2">- <text:span text:style-name="T3">1 Image bao gồm hệ điều hành, môi trường lập trình được cài sẵn</text:span></text:p>
      <text:p text:style-name="P2"/>
      <text:p text:style-name="P2">Docker <text:span text:style-name="T4">compose:</text:span></text:p>
      <text:p text:style-name="P3">Compose là công cụ giúp khởi chạy multi-container Docker application. Sử dụng Compose file để cấu hình application’s ser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9:24:05.739393731</meta:creation-date>
    <dc:date>2019-04-23T12:00:34.139885717</dc:date>
    <meta:editing-duration>PT1H44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347" meta:character-count="1603" meta:non-whitespace-character-count="1276"/>
  </office:meta>
</office:document-meta>
</file>